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ff00" fo:font-weight="bold" style:font-weight-asian="bold" style:font-weight-complex="bold"/>
    </style:style>
    <style:style style:name="P3" style:family="paragraph" style:parent-style-name="Standard">
      <style:text-properties fo:color="#808000" fo:font-weight="bold" style:font-weight-asian="bold" style:font-weight-complex="bold"/>
    </style:style>
    <style:style style:name="P4" style:family="paragraph" style:parent-style-name="Standard" style:list-style-name="L2">
      <style:text-properties fo:color="#ff0000"/>
    </style:style>
    <style:style style:name="P5" style:family="paragraph" style:parent-style-name="Standard" style:list-style-name="L3">
      <style:text-properties fo:color="#ff0000" fo:font-weight="normal" style:font-weight-asian="normal" style:font-weight-complex="normal"/>
    </style:style>
    <style:style style:name="P6" style:family="paragraph" style:parent-style-name="Standard" style:list-style-name="L4">
      <style:text-properties fo:color="#ff0000" fo:font-weight="normal" style:font-weight-asian="normal" style:font-weight-complex="normal"/>
    </style:style>
    <style:style style:name="P7" style:family="paragraph" style:parent-style-name="Standard" style:list-style-name="L1">
      <style:text-properties fo:color="#23ff23"/>
    </style:style>
    <style:style style:name="P8" style:family="paragraph" style:parent-style-name="Standard">
      <style:text-properties fo:color="#23ff23" fo:font-weight="bold" style:font-weight-asian="bold" style:font-weight-complex="bold"/>
    </style:style>
    <style:style style:name="P9" style:family="paragraph" style:parent-style-name="Standard" style:list-style-name="L2">
      <style:text-properties fo:color="#23ff23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23ff23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etect missile available</text:p>
      <text:p text:style-name="P2"/>
      <text:p text:style-name="P2">Detect missile launch</text:p>
      <text:p text:style-name="P1"/>
      <text:p text:style-name="P3">Find out when missile hits and where</text:p>
      <text:p text:style-name="P1"/>
      <text:p text:style-name="P8">Force avoid enemy missile</text:p>
      <text:list xml:id="list1122968781" text:style-name="L1">
        <text:list-item>
          <text:list>
            <text:list-item>
              <text:p text:style-name="P7">Choose the dodge that least damages our current plan.</text:p>
            </text:list-item>
          </text:list>
        </text:list-item>
      </text:list>
      <text:p text:style-name="Standard"/>
      <text:p text:style-name="P1">Shoot missile when it is useful to shoot missile</text:p>
      <text:list xml:id="list971343893" text:style-name="L2">
        <text:list-item>
          <text:list>
            <text:list-item>
              <text:p text:style-name="P9">To kill the enemy (missile and ball at the same time)</text:p>
            </text:list-item>
            <text:list-item>
              <text:p text:style-name="P4">To prevent the enemy from killing us (shoot missile to buy some time if opponent could soon shoot the missile at the same spot as the ball)</text:p>
            </text:list-item>
            <text:list-item>
              <text:p text:style-name="P9">??? To slow enemy down he can't catch the ball (does not require us to move to where the ball will hit)</text:p>
            </text:list-item>
            <text:list-item>
              <text:p text:style-name="P9">Move to fire missile if have extra time</text:p>
            </text:list-item>
          </text:list>
        </text:list-item>
      </text:list>
      <text:p text:style-name="Standard"/>
      <text:p text:style-name="P1">Plan offense so that we get a missile killshot when we have a missile</text:p>
      <text:list xml:id="list744054128" text:style-name="L3">
        <text:list-item>
          <text:list>
            <text:list-item>
              <text:p text:style-name="P5">Our distance from ball endpos / maxvelocity &lt; ballTime – missileTime</text:p>
            </text:list-item>
            <text:list-item>
              <text:p text:style-name="P5">If opponents fire defensive missiles, going for this strategy might be harmful!</text:p>
            </text:list-item>
          </text:list>
        </text:list-item>
      </text:list>
      <text:p text:style-name="Standard"/>
      <text:p text:style-name="P1">Plan defense so that opponent does not get a killshot when he has a missile</text:p>
      <text:list xml:id="list1177488095" text:style-name="L4">
        <text:list-item>
          <text:list>
            <text:list-item>
              <text:p text:style-name="P6">Make the move to which opponent has low offensive score.</text:p>
            </text:list-item>
            <text:list-item>
              <text:p text:style-name="P6">If can get to fire a missile at ball end pos, do it. (Note, if opponent fires defensive missile, might be harmful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9T20:33:15</meta:creation-date>
    <dc:date>2012-10-02T23:35:40</dc:date>
    <meta:editing-duration>PT1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6" meta:word-count="196" meta:character-count="1011" meta:non-whitespace-character-count="840"/>
  </office:meta>
</office:document-meta>
</file>